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27cm"/>
    </style:style>
    <style:style style:name="gr3" style:family="graphic" style:parent-style-name="objectwithoutfill">
      <style:graphic-properties draw:marker-start="Arrow" draw:marker-end="Arrow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7.6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6.108cm" svg:height="0.928cm" svg:x="2.878cm" svg:y="3.607cm">
          <text:p text:style-name="P1">送信元IPv4アドレス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109cm" svg:height="0.964cm" svg:x="2.877cm" svg:y="4.465cm">
          <text:p text:style-name="P1">宛先IPv4アドレス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27cm" svg:height="1cm" svg:x="2.874cm" svg:y="5.403cm">
          <text:p text:style-name="P1">予約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878cm" svg:y1="3.246cm" svg:x2="18.986cm" svg:y2="3.223cm">
          <text:p/>
        </draw:line>
        <draw:line draw:style-name="gr3" draw:text-style-name="P3" draw:layer="layout" svg:x1="2.879cm" svg:y1="6.746cm" svg:x2="6.836cm" svg:y2="6.733cm">
          <text:p/>
        </draw:line>
        <draw:line draw:style-name="gr3" draw:text-style-name="P3" draw:layer="layout" svg:x1="6.68cm" svg:y1="6.747cm" svg:x2="10.824cm" svg:y2="6.716cm">
          <text:p/>
        </draw:line>
        <draw:line draw:style-name="gr3" draw:text-style-name="P3" draw:layer="layout" svg:x1="10.861cm" svg:y1="6.735cm" svg:x2="18.854cm" svg:y2="6.809cm">
          <text:p/>
        </draw:line>
        <draw:frame draw:style-name="gr4" draw:text-style-name="P4" draw:layer="layout" svg:width="2.741cm" svg:height="0.725cm" svg:x="8.918cm" svg:y="2.41cm">
          <draw:text-box>
            <text:p><text:span text:style-name="T1">4byte(32bit)</text:span></text:p>
          </draw:text-box>
        </draw:frame>
        <draw:frame draw:style-name="gr5" draw:text-style-name="P4" draw:layer="layout" svg:width="1.59cm" svg:height="0.725cm" svg:x="3.918cm" svg:y="7.011cm">
          <draw:text-box>
            <text:p><text:span text:style-name="T1">１</text:span><text:span text:style-name="T1">byte</text:span></text:p>
          </draw:text-box>
        </draw:frame>
        <draw:frame draw:style-name="gr5" draw:text-style-name="P4" draw:layer="layout" svg:width="1.59cm" svg:height="0.725cm" svg:x="8.137cm" svg:y="6.968cm">
          <draw:text-box>
            <text:p><text:span text:style-name="T1">１</text:span><text:span text:style-name="T1">byte</text:span></text:p>
          </draw:text-box>
        </draw:frame>
        <draw:frame draw:style-name="gr5" draw:text-style-name="P4" draw:layer="layout" svg:width="1.59cm" svg:height="0.725cm" svg:x="14.218cm" svg:y="7.013cm">
          <draw:text-box>
            <text:p><text:span text:style-name="T1">２</text:span><text:span text:style-name="T1">byte</text:span></text:p>
          </draw:text-box>
        </draw:frame>
        <draw:custom-shape draw:style-name="gr2" draw:text-style-name="P5" draw:layer="layout" svg:width="4.027cm" svg:height="1cm" svg:x="6.874cm" svg:y="5.403cm">
          <text:p text:style-name="P1"><text:span text:style-name="T2">プロトコル番号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109cm" svg:height="1cm" svg:x="10.874cm" svg:y="5.403cm">
          <text:p text:style-name="P1">サイズ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8T14:24:09.12</meta:creation-date>
    <dc:date>2016-07-25T02:06:10.917000000</dc:date>
    <meta:editing-duration>PT1H23M49S</meta:editing-duration>
    <meta:editing-cycles>5</meta:editing-cycles>
    <meta:generator>LibreOffice/5.0.4.2$Windows_x86 LibreOffice_project/2b9802c1994aa0b7dc6079e128979269cf95bc78</meta:generator>
    <meta:document-statistic meta:object-count="13"/>
  </office:meta>
</office:document-meta>
</file>